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️⃣ INVESTOR / FOUNDER NARRATIVE (Spoken)</text:h>
      <text:p text:style-name="Quotations">“In India, buying property is the biggest financial decision most people will ever make — yet it’s also the least informed.”</text:p>
      <text:p text:style-name="Quotations">“Every platform optimizes for selling. Nobody optimizes for <text:span text:style-name="Emphasis">protecting the buyer</text:span>.”</text:p>
      <text:p text:style-name="Quotations">“PropertyAI was built because I saw families buy land that floods, flats with no hospitals nearby, and overpriced properties justified by marketing — not reality.”</text:p>
      <text:p text:style-name="Quotations">“We are not another listing portal. We don’t sell inventory. We sell <text:span text:style-name="Strong_20_Emphasis">clarity and safety</text:span>.”</text:p>
      <text:p text:style-name="Quotations">“Our AI does not replace judgment — it enforces discipline.”</text:p>
      <text:p text:style-name="Quotations">“If PropertyAI prevents even one catastrophic purchase, it pays for itself.”</text:p>
      <text:p text:style-name="Quotations">“This is not about fear. It’s about <text:span text:style-name="Strong_20_Emphasis">making India’s real estate market rational</text:span>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2:00:34.107896500</meta:creation-date>
    <dc:date>2026-01-26T22:01:32.529651800</dc:date>
    <meta:editing-duration>PT58S</meta:editing-duration>
    <meta:editing-cycles>1</meta:editing-cycles>
    <meta:document-statistic meta:table-count="0" meta:image-count="0" meta:object-count="0" meta:page-count="1" meta:paragraph-count="8" meta:word-count="109" meta:character-count="713" meta:non-whitespace-character-count="609"/>
    <meta:generator>LibreOffice/25.8.4.2$Windows_X86_64 LibreOffice_project/290daaa01b999472f0c7a3890eb6a550fd74c6df</meta:generator>
  </office:meta>
</office:document-meta>
</file>